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sFileRepository.configure( final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sFileRepository.contain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sFileRepository.getUserByNameCaseInsensitiv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sFileRepository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FileRepository.doUpdateUser( User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sFileRepository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sersFileRepository.containsCaseInsensitiv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sFileRepository.test( String 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sFileRepository.getRealName( String name , boolean ignoreC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sFileRepository.doAddUser( User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sFileRepository.service( final ServiceManager componen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sFileRepository.countUs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sFileRepository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FileRepository.removeUs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FileRepository.addUse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sFileRepository.getUserByNa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sersFileRepository.getRea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